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jdb130496: I am trying make pkgbuild for gitlab downloaded repository gegl</text:p>
      <text:p text:style-name="Standard"/>
      <text:p text:style-name="Standard">Workspace: Collecting workspace informationTo create a `PKGBUILD` for a GitLab repository, you need to follow the Arch Linux packaging guidelines. Below is an example `PKGBUILD` for the `gegl` repository from GitLab. You will need to adjust the values according to the specific details of the repository.</text:p>
      <text:p text:style-name="Standard"/>
      <text:p text:style-name="Standard">```sh</text:p>
      <text:p text:style-name="Standard"># Maintainer: Your Name &lt;your.email@example.com&gt;</text:p>
      <text:p text:style-name="Standard">pkgname=gegl</text:p>
      <text:p text:style-name="Standard">pkgver=0.4.34</text:p>
      <text:p text:style-name="Standard">pkgrel=1</text:p>
      <text:p text:style-name="Standard">pkgdesc="GEGL (Generic Graphics Library) is a graph based image processing framework."</text:p>
      <text:p text:style-name="Standard">arch=('x86_64')</text:p>
      <text:p text:style-name="Standard">url="https://gitlab.gnome.org/GNOME/gegl"</text:p>
      <text:p text:style-name="Standard">license=('LGPL')</text:p>
      <text:p text:style-name="Standard">depends=('babl' 'glib2' 'json-glib' 'libjpeg-turbo' 'libpng' 'libspiro' 'libtiff' 'libwebp' 'openexr' 'pango' 'sdl2' 'ffmpeg' 'librsvg' 'libraw' 'libavif' 'libheif')</text:p>
      <text:p text:style-name="Standard">makedepends=('meson' 'ninja' 'git')</text:p>
      <text:p text:style-name="Standard">source=("git+https://gitlab.gnome.org/GNOME/gegl.git#tag=${pkgver}")</text:p>
      <text:p text:style-name="Standard">sha256sums=('SKIP')</text:p>
      <text:p text:style-name="Standard"/>
      <text:p text:style-name="Standard">build() {</text:p>
      <text:p text:style-name="Standard"><text:s text:c="2"/>cd "$srcdir/$pkgname"</text:p>
      <text:p text:style-name="Standard"><text:s text:c="2"/>meson build --prefix=/usr</text:p>
      <text:p text:style-name="Standard"><text:s text:c="2"/>ninja -C build</text:p>
      <text:p text:style-name="Standard">}</text:p>
      <text:p text:style-name="Standard"/>
      <text:p text:style-name="Standard">package() {</text:p>
      <text:p text:style-name="Standard"><text:s text:c="2"/>cd "$srcdir/$pkgname"</text:p>
      <text:p text:style-name="Standard"><text:s text:c="2"/>DESTDIR="$pkgdir" ninja -C build install</text:p>
      <text:p text:style-name="Standard">}</text:p>
      <text:p text:style-name="Standard"/>
      <text:p text:style-name="Standard"># vim:set ts=2 sw=2 et:</text:p>
      <text:p text:style-name="Standard">```</text:p>
      <text:p text:style-name="Standard"/>
      <text:p text:style-name="Standard">Save this content to a file named `PKGBUILD` in the directory where you want to build the package. Then, run the following commands to build and install the package:</text:p>
      <text:p text:style-name="Standard"/>
      <text:p text:style-name="Standard">```sh</text:p>
      <text:p text:style-name="Standard">makepkg -si</text:p>
      <text:p text:style-name="Standard">```</text:p>
      <text:p text:style-name="Standard"/>
      <text:p text:style-name="Standard">This will download the source code from the GitLab repository, build it using `meson` and `ninja`, and install the resulting package. Adjust the `pkgver`, `depends`, and other fields as necessary based on the specific requirements of the `gegl` repository.</text:p>
      <text:p text:style-name="Standard"/>
      <text:p text:style-name="Standard">jdb130496: Can you tell me what I have to use as pkgver variable for latest gegl on gitlab or github</text:p>
      <text:p text:style-name="Standard"/>
      <text:p text:style-name="Standard">GitHub: I couldn't access the necessary information from the GEGL repository on GitHub. You can manually check the latest release and commit information on the official [GEGL GitHub repository](https://github.com/GEGL/gegl). The `pkgver` variable should typically be set to the version <text:soft-page-break/>number of the latest release or the latest commit hash if you are tracking the latest changes directly from the repository.</text:p>
      <text:p text:style-name="Standard"/>
      <text:p text:style-name="Standard">jdb130496: Can you chek on gitlab</text:p>
      <text:p text:style-name="Standard"/>
      <text:p text:style-name="Standard">GitHub Copilot: Sure, I can guide you on how to find the latest version on GitLab.</text:p>
      <text:p text:style-name="Standard"/>
      <text:p text:style-name="Standard">1. Go to the [GEGL GitLab repository](https://gitlab.gnome.org/GNOME/gegl).</text:p>
      <text:p text:style-name="Standard">2. Check the tags or releases section to find the latest version.</text:p>
      <text:p text:style-name="Standard"/>
      <text:p text:style-name="Standard">For example, if the latest tag is `0.4.34`, you would set `pkgver=0.4.34`.</text:p>
      <text:p text:style-name="Standard"/>
      <text:p text:style-name="Standard">Here is an updated `PKGBUILD` with the latest version:</text:p>
      <text:p text:style-name="Standard"/>
      <text:p text:style-name="Standard">```sh</text:p>
      <text:p text:style-name="Standard"># Maintainer: Your Name &lt;your.email@example.com&gt;</text:p>
      <text:p text:style-name="Standard">pkgname=gegl</text:p>
      <text:p text:style-name="Standard">pkgver=0.4.34 <text:s/># Replace with the latest version if different</text:p>
      <text:p text:style-name="Standard">pkgrel=1</text:p>
      <text:p text:style-name="Standard">pkgdesc="GEGL (Generic Graphics Library) is a graph based image processing framework."</text:p>
      <text:p text:style-name="Standard">arch=('x86_64')</text:p>
      <text:p text:style-name="Standard">url="https://gitlab.gnome.org/GNOME/gegl"</text:p>
      <text:p text:style-name="Standard">license=('LGPL')</text:p>
      <text:p text:style-name="Standard">depends=('babl' 'glib2' 'json-glib' 'libjpeg-turbo' 'libpng' 'libspiro' 'libtiff' 'libwebp' 'openexr' 'pango' 'sdl2' 'ffmpeg' 'librsvg' 'libraw' 'libavif' 'libheif')</text:p>
      <text:p text:style-name="Standard">makedepends=('meson' 'ninja' 'git')</text:p>
      <text:p text:style-name="Standard">source=("git+https://gitlab.gnome.org/GNOME/gegl.git#tag=${pkgver}")</text:p>
      <text:p text:style-name="Standard">sha256sums=('SKIP')</text:p>
      <text:p text:style-name="Standard"/>
      <text:p text:style-name="Standard">build() {</text:p>
      <text:p text:style-name="Standard"><text:s text:c="2"/>cd "$srcdir/$pkgname"</text:p>
      <text:p text:style-name="Standard"><text:s text:c="2"/>meson build --prefix=/usr</text:p>
      <text:p text:style-name="Standard"><text:s text:c="2"/>ninja -C build</text:p>
      <text:p text:style-name="Standard">}</text:p>
      <text:p text:style-name="Standard"/>
      <text:p text:style-name="Standard">package() {</text:p>
      <text:p text:style-name="Standard"><text:s text:c="2"/>cd "$srcdir/$pkgname"</text:p>
      <text:p text:style-name="Standard"><text:s text:c="2"/>DESTDIR="$pkgdir" ninja -C build install</text:p>
      <text:p text:style-name="Standard">}</text:p>
      <text:p text:style-name="Standard"/>
      <text:p text:style-name="Standard"># vim:set ts=2 sw=2 et:</text:p>
      <text:p text:style-name="Standard">```</text:p>
      <text:p text:style-name="Standard"/>
      <text:p text:style-name="Standard">Replace `0.4.34` with the actual latest version if it is different. Then, run the following command to build and install the package:</text:p>
      <text:p text:style-name="Standard"/>
      <text:p text:style-name="Standard">```sh</text:p>
      <text:p text:style-name="Standard">makepkg -si</text:p>
      <text:p text:style-name="Standard">```</text:p>
      <text:p text:style-name="Standard"/>
      <text:p text:style-name="Standard">jdb130496: Okay I copied PKGBUILD in the cloned directory but it yields error:</text:p>
      <text:p text:style-name="Standard"/>
      <text:p text:style-name="Standard"><text:soft-page-break/>[admin@archlinux-nvme Downloads]$ cd gegl</text:p>
      <text:p text:style-name="Standard">[admin@archlinux-nvme gegl]$ makepkg -si</text:p>
      <text:p text:style-name="Standard">==&gt; Making package: gegl 0.4.34-1 (Saturday 28 December 2024 09:25:31 PM)</text:p>
      <text:p text:style-name="Standard">==&gt; Checking runtime dependencies...</text:p>
      <text:p text:style-name="Standard">==&gt; Checking buildtime dependencies...</text:p>
      <text:p text:style-name="Standard">==&gt; Retrieving sources...</text:p>
      <text:p text:style-name="Standard"><text:s text:c="2"/>-&gt; Updating gegl git repo...</text:p>
      <text:p text:style-name="Standard">warning: redirecting to https://gitlab.gnome.org/GNOME/gegl.git/</text:p>
      <text:p text:style-name="Standard">==&gt; Validating source files with sha256sums...</text:p>
      <text:p text:style-name="Standard"><text:s text:c="4"/>gegl ... Skipped</text:p>
      <text:p text:style-name="Standard">==&gt; Extracting sources...</text:p>
      <text:p text:style-name="Standard"><text:s text:c="2"/>-&gt; Creating working copy of gegl git repo...</text:p>
      <text:p text:style-name="Standard">fatal: repository '/home/admin/Downloads/gegl/gegl' does not exist</text:p>
      <text:p text:style-name="Standard">==&gt; ERROR: Failure while creating working copy of gegl git repo</text:p>
      <text:p text:style-name="Standard"><text:s text:c="4"/>Aborting...</text:p>
      <text:p text:style-name="Standard"/>
      <text:p text:style-name="Standard">GitHub Copilot: The error occurs because `makepkg` is trying to clone the repository into a directory that already contains the cloned repository. You should modify the `source` line in the `PKGBUILD` to point to the correct repository URL and ensure it doesn't conflict with the existing directory.</text:p>
      <text:p text:style-name="Standard"/>
      <text:p text:style-name="Standard">Here is an updated `PKGBUILD`:</text:p>
      <text:p text:style-name="Standard"/>
      <text:p text:style-name="Standard">```sh</text:p>
      <text:p text:style-name="Standard"># Maintainer: Your Name &lt;your.email@example.com&gt;</text:p>
      <text:p text:style-name="Standard">pkgname=gegl</text:p>
      <text:p text:style-name="Standard">pkgver=0.4.34 <text:s/># Replace with the latest version if different</text:p>
      <text:p text:style-name="Standard">pkgrel=1</text:p>
      <text:p text:style-name="Standard">pkgdesc="GEGL (Generic Graphics Library) is a graph based image processing framework."</text:p>
      <text:p text:style-name="Standard">arch=('x86_64')</text:p>
      <text:p text:style-name="Standard">url="https://gitlab.gnome.org/GNOME/gegl"</text:p>
      <text:p text:style-name="Standard">license=('LGPL')</text:p>
      <text:p text:style-name="Standard">depends=('babl' 'glib2' 'json-glib' 'libjpeg-turbo' 'libpng' 'libspiro' 'libtiff' 'libwebp' 'openexr' 'pango' 'sdl2' 'ffmpeg' 'librsvg' 'libraw' 'libavif' 'libheif')</text:p>
      <text:p text:style-name="Standard">makedepends=('meson' 'ninja' 'git')</text:p>
      <text:p text:style-name="Standard">source=("git+https://gitlab.gnome.org/GNOME/gegl.git#tag=${pkgver}")</text:p>
      <text:p text:style-name="Standard">sha256sums=('SKIP')</text:p>
      <text:p text:style-name="Standard"/>
      <text:p text:style-name="Standard">build() {</text:p>
      <text:p text:style-name="Standard"><text:s text:c="2"/>cd "$srcdir/$pkgname"</text:p>
      <text:p text:style-name="Standard"><text:s text:c="2"/>meson build --prefix=/usr</text:p>
      <text:p text:style-name="Standard"><text:s text:c="2"/>ninja -C build</text:p>
      <text:p text:style-name="Standard">}</text:p>
      <text:p text:style-name="Standard"/>
      <text:p text:style-name="Standard">package() {</text:p>
      <text:p text:style-name="Standard"><text:s text:c="2"/>cd "$srcdir/$pkgname"</text:p>
      <text:p text:style-name="Standard"><text:s text:c="2"/>DESTDIR="$pkgdir" ninja -C build install</text:p>
      <text:p text:style-name="Standard">}</text:p>
      <text:p text:style-name="Standard"/>
      <text:p text:style-name="Standard"># vim:set ts=2 sw=2 et:</text:p>
      <text:p text:style-name="Standard">```</text:p>
      <text:p text:style-name="Standard"/>
      <text:p text:style-name="Standard"><text:soft-page-break/>To avoid conflicts, you should run `makepkg` in a clean directory. Here are the steps:</text:p>
      <text:p text:style-name="Standard"/>
      <text:p text:style-name="Standard">1. Move the `PKGBUILD` file to a new directory, e.g., `~/build/gegl`.</text:p>
      <text:p text:style-name="Standard">2. Run `makepkg` from that new directory.</text:p>
      <text:p text:style-name="Standard"/>
      <text:p text:style-name="Standard">```sh</text:p>
      <text:p text:style-name="Standard">mkdir -p ~/build/gegl</text:p>
      <text:p text:style-name="Standard">mv PKGBUILD ~/build/gegl/</text:p>
      <text:p text:style-name="Standard">cd ~/build/gegl</text:p>
      <text:p text:style-name="Standard">makepkg -si</text:p>
      <text:p text:style-name="Standard">```</text:p>
      <text:p text:style-name="Standard"/>
      <text:p text:style-name="Standard">This should resolve the issue and allow `makepkg` to clone the repository and build the package correctly.</text:p>
      <text:p text:style-name="Standard"/>
      <text:p text:style-name="Standard">jdb130496: Tha above pkgver seems not latest. Where can I find what is the version number in the cloned repository</text:p>
      <text:p text:style-name="Standard"/>
      <text:p text:style-name="Standard">GitHub Copilot: To find the latest version number in the cloned repository, you can check the tags or the latest commit. Here are the steps to find the version number:</text:p>
      <text:p text:style-name="Standard"/>
      <text:p text:style-name="Standard">1. Navigate to the cloned repository directory.</text:p>
      <text:p text:style-name="Standard">2. List the tags to find the latest version.</text:p>
      <text:p text:style-name="Standard"/>
      <text:p text:style-name="Standard">```sh</text:p>
      <text:p text:style-name="Standard">cd /path/to/cloned/gegl</text:p>
      <text:p text:style-name="Standard">git fetch --tags</text:p>
      <text:p text:style-name="Standard">git tag -l</text:p>
      <text:p text:style-name="Standard">```</text:p>
      <text:p text:style-name="Standard"/>
      <text:p text:style-name="Standard">The tags will list all the versions. The latest version is usually the highest number. For example, if the latest tag is `0.4.38`, you would use `pkgver=0.4.38`.</text:p>
      <text:p text:style-name="Standard"/>
      <text:p text:style-name="Standard">Alternatively, you can check the latest commit if there are no tags:</text:p>
      <text:p text:style-name="Standard"/>
      <text:p text:style-name="Standard">```sh</text:p>
      <text:p text:style-name="Standard">git log -1</text:p>
      <text:p text:style-name="Standard">```</text:p>
      <text:p text:style-name="Standard"/>
      <text:p text:style-name="Standard">This will show the latest commit hash and message. If the repository uses commit hashes for versioning, you can use the latest commit hash as the version.</text:p>
      <text:p text:style-name="Standard"/>
      <text:p text:style-name="Standard">Once you have the latest version, update the `PKGBUILD` file accordingly:</text:p>
      <text:p text:style-name="Standard"/>
      <text:p text:style-name="Standard">```sh</text:p>
      <text:p text:style-name="Standard"># Maintainer: Your Name &lt;your.email@example.com&gt;</text:p>
      <text:p text:style-name="Standard">pkgname=gegl</text:p>
      <text:p text:style-name="Standard">pkgver=0.4.38 <text:s/># Replace with the latest version if different</text:p>
      <text:p text:style-name="Standard">pkgrel=1</text:p>
      <text:p text:style-name="Standard">pkgdesc="GEGL (Generic Graphics Library) is a graph based image processing framework."</text:p>
      <text:p text:style-name="Standard">arch=('x86_64')</text:p>
      <text:p text:style-name="Standard">url="https://gitlab.gnome.org/GNOME/gegl"</text:p>
      <text:p text:style-name="Standard"><text:soft-page-break/>license=('LGPL')</text:p>
      <text:p text:style-name="Standard">depends=('babl' 'glib2' 'json-glib' 'libjpeg-turbo' 'libpng' 'libspiro' 'libtiff' 'libwebp' 'openexr' 'pango' 'sdl2' 'ffmpeg' 'librsvg' 'libraw' 'libavif' 'libheif')</text:p>
      <text:p text:style-name="Standard">makedepends=('meson' 'ninja' 'git')</text:p>
      <text:p text:style-name="Standard">source=("git+https://gitlab.gnome.org/GNOME/gegl.git#tag=${pkgver}")</text:p>
      <text:p text:style-name="Standard">sha256sums=('SKIP')</text:p>
      <text:p text:style-name="Standard"/>
      <text:p text:style-name="Standard">build() {</text:p>
      <text:p text:style-name="Standard"><text:s text:c="2"/>cd "$srcdir/$pkgname"</text:p>
      <text:p text:style-name="Standard"><text:s text:c="2"/>meson build --prefix=/usr</text:p>
      <text:p text:style-name="Standard"><text:s text:c="2"/>ninja -C build</text:p>
      <text:p text:style-name="Standard">}</text:p>
      <text:p text:style-name="Standard"/>
      <text:p text:style-name="Standard">package() {</text:p>
      <text:p text:style-name="Standard"><text:s text:c="2"/>cd "$srcdir/$pkgname"</text:p>
      <text:p text:style-name="Standard"><text:s text:c="2"/>DESTDIR="$pkgdir" ninja -C build install</text:p>
      <text:p text:style-name="Standard">}</text:p>
      <text:p text:style-name="Standard"/>
      <text:p text:style-name="Standard"># vim:set ts=2 sw=2 et:</text:p>
      <text:p text:style-name="Standard">```</text:p>
      <text:p text:style-name="Standard"/>
      <text:p text:style-name="Standard">Then, proceed with building the package:</text:p>
      <text:p text:style-name="Standard"/>
      <text:p text:style-name="Standard">```sh</text:p>
      <text:p text:style-name="Standard">makepkg -si</text:p>
      <text:p text:style-name="Standard">```</text:p>
      <text:p text:style-name="Standard"/>
      <text:p text:style-name="Standard">jdb130496: What is the latest tag. See below:</text:p>
      <text:p text:style-name="Standard"/>
      <text:p text:style-name="Standard">GEGL_0_4_26</text:p>
      <text:p text:style-name="Standard">GEGL_0_4_28</text:p>
      <text:p text:style-name="Standard">GEGL_0_4_30</text:p>
      <text:p text:style-name="Standard">GEGL_0_4_32</text:p>
      <text:p text:style-name="Standard">GEGL_0_4_34</text:p>
      <text:p text:style-name="Standard">GEGL_0_4_36</text:p>
      <text:p text:style-name="Standard">GEGL_0_4_38</text:p>
      <text:p text:style-name="Standard">GEGL_0_4_4</text:p>
      <text:p text:style-name="Standard">GEGL_0_4_40</text:p>
      <text:p text:style-name="Standard">GEGL_0_4_42</text:p>
      <text:p text:style-name="Standard">GEGL_0_4_44</text:p>
      <text:p text:style-name="Standard">GEGL_0_4_46</text:p>
      <text:p text:style-name="Standard">GEGL_0_4_48</text:p>
      <text:p text:style-name="Standard">GEGL_0_4_50</text:p>
      <text:p text:style-name="Standard">GEGL_0_4_52</text:p>
      <text:p text:style-name="Standard">GEGL_0_4_6</text:p>
      <text:p text:style-name="Standard">GEGL_0_4_8</text:p>
      <text:p text:style-name="Standard">GEGL_20001120_v002</text:p>
      <text:p text:style-name="Standard">GEGL_BEFORE_CLEANUP</text:p>
      <text:p text:style-name="Standard">GNOME_PRINT_0_24</text:p>
      <text:p text:style-name="Standard">(END)</text:p>
      <text:p text:style-name="Standard"/>
      <text:p text:style-name="Standard"><text:soft-page-break/>GitHub Copilot: The latest tag is `GEGL_0_4_52`. You should use this as the `pkgver` in your `PKGBUILD`.</text:p>
      <text:p text:style-name="Standard"/>
      <text:p text:style-name="Standard">Here is the updated `PKGBUILD`:</text:p>
      <text:p text:style-name="Standard"/>
      <text:p text:style-name="Standard">```sh</text:p>
      <text:p text:style-name="Standard"># Maintainer: Your Name &lt;your.email@example.com&gt;</text:p>
      <text:p text:style-name="Standard">pkgname=gegl</text:p>
      <text:p text:style-name="Standard">pkgver=0.4.52</text:p>
      <text:p text:style-name="Standard">pkgrel=1</text:p>
      <text:p text:style-name="Standard">pkgdesc="GEGL (Generic Graphics Library) is a graph based image processing framework."</text:p>
      <text:p text:style-name="Standard">arch=('x86_64')</text:p>
      <text:p text:style-name="Standard">url="https://gitlab.gnome.org/GNOME/gegl"</text:p>
      <text:p text:style-name="Standard">license=('LGPL')</text:p>
      <text:p text:style-name="Standard">depends=('babl' 'glib2' 'json-glib' 'libjpeg-turbo' 'libpng' 'libspiro' 'libtiff' 'libwebp' 'openexr' 'pango' 'sdl2' 'ffmpeg' 'librsvg' 'libraw' 'libavif' 'libheif')</text:p>
      <text:p text:style-name="Standard">makedepends=('meson' 'ninja' 'git')</text:p>
      <text:p text:style-name="Standard">source=("git+https://gitlab.gnome.org/GNOME/gegl.git#tag=GEGL_${pkgver//./_}")</text:p>
      <text:p text:style-name="Standard">sha256sums=('SKIP')</text:p>
      <text:p text:style-name="Standard"/>
      <text:p text:style-name="Standard">build() {</text:p>
      <text:p text:style-name="Standard"><text:s text:c="2"/>cd "$srcdir/$pkgname"</text:p>
      <text:p text:style-name="Standard"><text:s text:c="2"/>meson build --prefix=/usr</text:p>
      <text:p text:style-name="Standard"><text:s text:c="2"/>ninja -C build</text:p>
      <text:p text:style-name="Standard">}</text:p>
      <text:p text:style-name="Standard"/>
      <text:p text:style-name="Standard">package() {</text:p>
      <text:p text:style-name="Standard"><text:s text:c="2"/>cd "$srcdir/$pkgname"</text:p>
      <text:p text:style-name="Standard"><text:s text:c="2"/>DESTDIR="$pkgdir" ninja -C build install</text:p>
      <text:p text:style-name="Standard">}</text:p>
      <text:p text:style-name="Standard"/>
      <text:p text:style-name="Standard"># vim:set ts=2 sw=2 et:</text:p>
      <text:p text:style-name="Standard">```</text:p>
      <text:p text:style-name="Standard"/>
      <text:p text:style-name="Standard">Note the `source` line uses `GEGL_${pkgver//./_}` to convert the version number to the tag format.</text:p>
      <text:p text:style-name="Standard"/>
      <text:p text:style-name="Standard">Now, you can build the package:</text:p>
      <text:p text:style-name="Standard"/>
      <text:p text:style-name="Standard">```sh</text:p>
      <text:p text:style-name="Standard">makepkg -si</text:p>
      <text:p text:style-name="Standard">```</text:p>
      <text:p text:style-name="Standard"/>
      <text:p text:style-name="Standard">jdb130496: git log -1:</text:p>
      <text:p text:style-name="Standard"/>
      <text:p text:style-name="Standard">[admin@archlinux-nvme gegl]$ git log -1</text:p>
      <text:p text:style-name="Standard">commit 0d14ff6dafca504c52f20271879e89e778fd13f8 (HEAD -&gt; master)</text:p>
      <text:p text:style-name="Standard">Author: Øyvind Kolås &lt;pippin@gimp.org&gt;</text:p>
      <text:p text:style-name="Standard">Date: <text:s text:c="2"/>Fri Dec 27 10:05:12 2024 +0100</text:p>
      <text:p text:style-name="Standard"/>
      <text:p text:style-name="Standard"><text:s text:c="4"/>post release version bump</text:p>
      <text:p text:style-name="Standard"/>
      <text:p text:style-name="Standard"><text:soft-page-break/>GitHub Copilot: Given that the latest commit is `0d14ff6dafca504c52f20271879e89e778fd13f8`, you can use this commit hash as the `pkgver` if you want to package the very latest commit from the `master` branch.</text:p>
      <text:p text:style-name="Standard"/>
      <text:p text:style-name="Standard">Here is the updated `PKGBUILD`:</text:p>
      <text:p text:style-name="Standard"/>
      <text:p text:style-name="Standard">```sh</text:p>
      <text:p text:style-name="Standard"># Maintainer: Your Name &lt;your.email@example.com&gt;</text:p>
      <text:p text:style-name="Standard">pkgname=gegl</text:p>
      <text:p text:style-name="Standard">pkgver=0.4.52</text:p>
      <text:p text:style-name="Standard">pkgrel=1</text:p>
      <text:p text:style-name="Standard">pkgdesc="GEGL (Generic Graphics Library) is a graph based image processing framework."</text:p>
      <text:p text:style-name="Standard">arch=('x86_64')</text:p>
      <text:p text:style-name="Standard">url="https://gitlab.gnome.org/GNOME/gegl"</text:p>
      <text:p text:style-name="Standard">license=('LGPL')</text:p>
      <text:p text:style-name="Standard">depends=('babl' 'glib2' 'json-glib' 'libjpeg-turbo' 'libpng' 'libspiro' 'libtiff' 'libwebp' 'openexr' 'pango' 'sdl2' 'ffmpeg' 'librsvg' 'libraw' 'libavif' 'libheif')</text:p>
      <text:p text:style-name="Standard">makedepends=('meson' 'ninja' 'git')</text:p>
      <text:p text:style-name="Standard">source=("git+https://gitlab.gnome.org/GNOME/gegl.git#commit=0d14ff6dafca504c52f20271879e89e778fd13f8")</text:p>
      <text:p text:style-name="Standard">sha256sums=('SKIP')</text:p>
      <text:p text:style-name="Standard"/>
      <text:p text:style-name="Standard">build() {</text:p>
      <text:p text:style-name="Standard"><text:s text:c="2"/>cd "$srcdir/$pkgname"</text:p>
      <text:p text:style-name="Standard"><text:s text:c="2"/>meson build --prefix=/usr</text:p>
      <text:p text:style-name="Standard"><text:s text:c="2"/>ninja -C build</text:p>
      <text:p text:style-name="Standard">}</text:p>
      <text:p text:style-name="Standard"/>
      <text:p text:style-name="Standard">package() {</text:p>
      <text:p text:style-name="Standard"><text:s text:c="2"/>cd "$srcdir/$pkgname"</text:p>
      <text:p text:style-name="Standard"><text:s text:c="2"/>DESTDIR="$pkgdir" ninja -C build install</text:p>
      <text:p text:style-name="Standard">}</text:p>
      <text:p text:style-name="Standard"/>
      <text:p text:style-name="Standard"># vim:set ts=2 sw=2 et:</text:p>
      <text:p text:style-name="Standard">```</text:p>
      <text:p text:style-name="Standard"/>
      <text:p text:style-name="Standard">This `PKGBUILD` will use the latest commit from the `master` branch. Now, you can build the package:</text:p>
      <text:p text:style-name="Standard"/>
      <text:p text:style-name="Standard">```sh</text:p>
      <text:p text:style-name="Standard">makepkg -si</text:p>
      <text:p text:style-name="Standard">```</text:p>
      <text:p text:style-name="Standard"/>
      <text:p text:style-name="Standard">jdb130496: But you have kept pkgver as 0.4.52 not the latest commit</text:p>
      <text:p text:style-name="Standard"/>
      <text:p text:style-name="Standard">GitHub Copilot: You're right. When using the latest commit, the `pkgver` should reflect that it's a development version. A common convention is to use the date and the short commit hash.</text:p>
      <text:p text:style-name="Standard"/>
      <text:p text:style-name="Standard">Here is the updated `PKGBUILD`:</text:p>
      <text:p text:style-name="Standard"/>
      <text:p text:style-name="Standard">```sh</text:p>
      <text:p text:style-name="Standard"># Maintainer: Your Name &lt;your.email@example.com&gt;</text:p>
      <text:p text:style-name="Standard"><text:soft-page-break/>pkgname=gegl</text:p>
      <text:p text:style-name="Standard">pkgver=0.4.52.r0.g0d14ff6d</text:p>
      <text:p text:style-name="Standard">pkgrel=1</text:p>
      <text:p text:style-name="Standard">pkgdesc="GEGL (Generic Graphics Library) is a graph based image processing framework."</text:p>
      <text:p text:style-name="Standard">arch=('x86_64')</text:p>
      <text:p text:style-name="Standard">url="https://gitlab.gnome.org/GNOME/gegl"</text:p>
      <text:p text:style-name="Standard">license=('LGPL')</text:p>
      <text:p text:style-name="Standard">depends=('babl' 'glib2' 'json-glib' 'libjpeg-turbo' 'libpng' 'libspiro' 'libtiff' 'libwebp' 'openexr' 'pango' 'sdl2' 'ffmpeg' 'librsvg' 'libraw' 'libavif' 'libheif')</text:p>
      <text:p text:style-name="Standard">makedepends=('meson' 'ninja' 'git')</text:p>
      <text:p text:style-name="Standard">source=("git+https://gitlab.gnome.org/GNOME/gegl.git#commit=0d14ff6dafca504c52f20271879e89e778fd13f8")</text:p>
      <text:p text:style-name="Standard">sha256sums=('SKIP')</text:p>
      <text:p text:style-name="Standard"/>
      <text:p text:style-name="Standard">pkgver() {</text:p>
      <text:p text:style-name="Standard"><text:s text:c="2"/>cd "$srcdir/$pkgname"</text:p>
      <text:p text:style-name="Standard"><text:s text:c="2"/>printf "%s.r%s.g%s" "$(git describe --tags | sed 's/^GEGL_//;s/_/./g')" "$(git rev-list --count HEAD)" "$(git rev-parse --short HEAD)"</text:p>
      <text:p text:style-name="Standard">}</text:p>
      <text:p text:style-name="Standard"/>
      <text:p text:style-name="Standard">build() {</text:p>
      <text:p text:style-name="Standard"><text:s text:c="2"/>cd "$srcdir/$pkgname"</text:p>
      <text:p text:style-name="Standard"><text:s text:c="2"/>meson build --prefix=/usr</text:p>
      <text:p text:style-name="Standard"><text:s text:c="2"/>ninja -C build</text:p>
      <text:p text:style-name="Standard">}</text:p>
      <text:p text:style-name="Standard"/>
      <text:p text:style-name="Standard">package() {</text:p>
      <text:p text:style-name="Standard"><text:s text:c="2"/>cd "$srcdir/$pkgname"</text:p>
      <text:p text:style-name="Standard"><text:s text:c="2"/>DESTDIR="$pkgdir" ninja -C build install</text:p>
      <text:p text:style-name="Standard">}</text:p>
      <text:p text:style-name="Standard"/>
      <text:p text:style-name="Standard"># vim:set ts=2 sw=2 et:</text:p>
      <text:p text:style-name="Standard">```</text:p>
      <text:p text:style-name="Standard"/>
      <text:p text:style-name="Standard">The `pkgver()` function dynamically generates the version string based on the latest tag, the number of commits since that tag, and the short commit hash.</text:p>
      <text:p text:style-name="Standard"/>
      <text:p text:style-name="Standard">Now, you can build the package:</text:p>
      <text:p text:style-name="Standard"/>
      <text:p text:style-name="Standard">```sh</text:p>
      <text:p text:style-name="Standard">makepkg -si</text:p>
      <text:p text:style-name="Standard">```</text:p>
      <text:p text:style-name="Standard"/>
      <text:p text:style-name="Standard">jdb130496: [admin@archlinux-nvme Downloads]$ makepkg -si</text:p>
      <text:p text:style-name="Standard">==&gt; Making package: gegl 0.4.52.r0.g0d14ff6d-1 (Saturday 28 December 2024 09:49:05 PM)</text:p>
      <text:p text:style-name="Standard">==&gt; Checking runtime dependencies...</text:p>
      <text:p text:style-name="Standard">==&gt; Checking buildtime dependencies...</text:p>
      <text:p text:style-name="Standard">==&gt; Retrieving sources...</text:p>
      <text:p text:style-name="Standard"><text:s text:c="2"/>-&gt; Updating gegl git repo...</text:p>
      <text:p text:style-name="Standard">==&gt; Validating source files with sha256sums...</text:p>
      <text:p text:style-name="Standard"><text:s text:c="4"/>gegl ... Skipped</text:p>
      <text:p text:style-name="Standard">==&gt; Extracting sources...</text:p>
      <text:p text:style-name="Standard"><text:soft-page-break/><text:s text:c="2"/>-&gt; Creating working copy of gegl git repo...</text:p>
      <text:p text:style-name="Standard">Switched to a new branch 'makepkg'</text:p>
      <text:p text:style-name="Standard">==&gt; Starting pkgver()...</text:p>
      <text:p text:style-name="Standard">==&gt; ERROR: pkgver is not allowed to contain colons, forward slashes, hyphens or whitespace.</text:p>
      <text:p text:style-name="Standard">==&gt; ERROR: pkgver() generated an invalid version: 0.4.52-1-g0d14ff6da.r10919.g0d14ff6da</text:p>
      <text:p text:style-name="Standard"/>
      <text:p text:style-name="Standard">GitHub Copilot: The error occurs because the generated `pkgver` contains a hyphen, which is not allowed. We need to adjust the `pkgver()` function to ensure it generates a valid version string.</text:p>
      <text:p text:style-name="Standard"/>
      <text:p text:style-name="Standard">Here is the corrected `PKGBUILD`:</text:p>
      <text:p text:style-name="Standard"/>
      <text:p text:style-name="Standard">```sh</text:p>
      <text:p text:style-name="Standard"># Maintainer: Your Name &lt;your.email@example.com&gt;</text:p>
      <text:p text:style-name="Standard">pkgname=gegl</text:p>
      <text:p text:style-name="Standard">pkgver=0.4.52</text:p>
      <text:p text:style-name="Standard">pkgrel=1</text:p>
      <text:p text:style-name="Standard">pkgdesc="GEGL (Generic Graphics Library) is a graph based image processing framework."</text:p>
      <text:p text:style-name="Standard">arch=('x86_64')</text:p>
      <text:p text:style-name="Standard">url="https://gitlab.gnome.org/GNOME/gegl"</text:p>
      <text:p text:style-name="Standard">license=('LGPL')</text:p>
      <text:p text:style-name="Standard">depends=('babl' 'glib2' 'json-glib' 'libjpeg-turbo' 'libpng' 'libspiro' 'libtiff' 'libwebp' 'openexr' 'pango' 'sdl2' 'ffmpeg' 'librsvg' 'libraw' 'libavif' 'libheif')</text:p>
      <text:p text:style-name="Standard">makedepends=('meson' 'ninja' 'git')</text:p>
      <text:p text:style-name="Standard">source=("git+https://gitlab.gnome.org/GNOME/gegl.git#commit=0d14ff6dafca504c52f20271879e89e778fd13f8")</text:p>
      <text:p text:style-name="Standard">sha256sums=('SKIP')</text:p>
      <text:p text:style-name="Standard"/>
      <text:p text:style-name="Standard">pkgver() {</text:p>
      <text:p text:style-name="Standard"><text:s text:c="2"/>cd "$srcdir/$pkgname"</text:p>
      <text:p text:style-name="Standard"><text:s text:c="2"/>printf "%s.r%s.g%s" "$(git describe --tags | sed 's/^GEGL_//;s/_/./g;s/-/./g')" "$(git rev-list --count HEAD)" "$(git rev-parse --short HEAD)"</text:p>
      <text:p text:style-name="Standard">}</text:p>
      <text:p text:style-name="Standard"/>
      <text:p text:style-name="Standard">build() {</text:p>
      <text:p text:style-name="Standard"><text:s text:c="2"/>cd "$srcdir/$pkgname"</text:p>
      <text:p text:style-name="Standard"><text:s text:c="2"/>meson build --prefix=/usr</text:p>
      <text:p text:style-name="Standard"><text:s text:c="2"/>ninja -C build</text:p>
      <text:p text:style-name="Standard">}</text:p>
      <text:p text:style-name="Standard"/>
      <text:p text:style-name="Standard">package() {</text:p>
      <text:p text:style-name="Standard"><text:s text:c="2"/>cd "$srcdir/$pkgname"</text:p>
      <text:p text:style-name="Standard"><text:s text:c="2"/>DESTDIR="$pkgdir" ninja -C build install</text:p>
      <text:p text:style-name="Standard">}</text:p>
      <text:p text:style-name="Standard"/>
      <text:p text:style-name="Standard"># vim:set ts=2 sw=2 et:</text:p>
      <text:p text:style-name="Standard">```</text:p>
      <text:p text:style-name="Standard"/>
      <text:p text:style-name="Standard">This `pkgver()` function replaces hyphens with dots to ensure the version string is valid.</text:p>
      <text:p text:style-name="Standard"/>
      <text:p text:style-name="Standard">Now, you can build the package:</text:p>
      <text:p text:style-name="Standard"/>
      <text:p text:style-name="Standard">```sh</text:p>
      <text:p text:style-name="Standard"><text:soft-page-break/>makepkg -si</text:p>
      <text:p text:style-name="Standard">```</text:p>
      <text:p text:style-name="Standard"/>
      <text:p text:style-name="Standard">jdb130496: Does makepkg -si builds the package require pacman to further install it in archlinux? How? </text:p>
      <text:p text:style-name="Standard"/>
      <text:p text:style-name="Standard">GitHub Copilot: Yes, `makepkg -si` builds the package and then uses `pacman` to install it on Arch Linux. Here's how it works:</text:p>
      <text:p text:style-name="Standard"/>
      <text:p text:style-name="Standard">1. **Build the Package**: `makepkg` compiles the source code and creates a package file (a `.pkg.tar.zst` file) in the current directory.</text:p>
      <text:p text:style-name="Standard">2. **Install Dependencies**: The `-s` flag tells `makepkg` to resolve and install any missing dependencies using `pacman`.</text:p>
      <text:p text:style-name="Standard">3. **Install the Package**: The `-i` flag tells `makepkg` to install the newly built package using `pacman`.</text:p>
      <text:p text:style-name="Standard"/>
      <text:p text:style-name="Standard">Here's a step-by-step breakdown:</text:p>
      <text:p text:style-name="Standard"/>
      <text:p text:style-name="Standard">1. **Build the Package**:</text:p>
      <text:p text:style-name="Standard"><text:s text:c="3"/>- `makepkg` reads the `PKGBUILD` file and compiles the source code.</text:p>
      <text:p text:style-name="Standard"><text:s text:c="3"/>- It creates a package file in the current directory.</text:p>
      <text:p text:style-name="Standard"/>
      <text:p text:style-name="Standard">2. **Install Dependencies**:</text:p>
      <text:p text:style-name="Standard"><text:s text:c="3"/>- `makepkg -s` checks for any dependencies listed in the `depends` and `makedepends` arrays.</text:p>
      <text:p text:style-name="Standard"><text:s text:c="3"/>- It uses `pacman` to install any missing dependencies.</text:p>
      <text:p text:style-name="Standard"/>
      <text:p text:style-name="Standard">3. **Install the Package**:</text:p>
      <text:p text:style-name="Standard"><text:s text:c="3"/>- `makepkg -i` uses `pacman` to install the newly built package.</text:p>
      <text:p text:style-name="Standard"/>
      <text:p text:style-name="Standard">When you run `makepkg -si`, it combines all these steps into one command, ensuring that the package is built and installed along with its dependencies.</text:p>
      <text:p text:style-name="Standard"/>
      <text:p text:style-name="Standard">Here is the command again for reference:</text:p>
      <text:p text:style-name="Standard"/>
      <text:p text:style-name="Standard">```sh</text:p>
      <text:p text:style-name="Standard">makepkg -si</text:p>
      <text:p text:style-name="Standard">```</text:p>
      <text:p text:style-name="Standard"/>
      <text:p text:style-name="Standard">This command will build the package, resolve and install dependencies, and then install the package using `pacman`.</text:p>
      <text:p text:style-name="Standard"/>
      <text:p text:style-name="Standard">jdb130496: what is pacman command to install the package built using makepkg -si&gt;</text:p>
      <text:p text:style-name="Standard"/>
      <text:p text:style-name="Standard">GitHub Copilot: If you have already built the package using `makepkg` and want to install it using `pacman`, you can use the following command:</text:p>
      <text:p text:style-name="Standard"/>
      <text:p text:style-name="Standard">```sh</text:p>
      <text:p text:style-name="Standard">sudo pacman -U /path/to/package.pkg.tar.zst</text:p>
      <text:p text:style-name="Standard">```</text:p>
      <text:p text:style-name="Standard"/>
      <text:p text:style-name="Standard">Replace `/path/to/package.pkg.tar.zst` with the actual path to the built package file. If you are in the directory where the package was built, you can use:</text:p>
      <text:p text:style-name="Standard"><text:soft-page-break/></text:p>
      <text:p text:style-name="Standard">```sh</text:p>
      <text:p text:style-name="Standard">sudo pacman -U *.pkg.tar.zst</text:p>
      <text:p text:style-name="Standard">```</text:p>
      <text:p text:style-name="Standard"/>
      <text:p text:style-name="Standard">This command installs the package using `pacman`, ensuring that all dependencies are resolved and the package is properly integrated into the system.</text:p>
      <text:p text:style-name="Standard"/>
      <text:p text:style-name="Standard">jdb130496: Give me similar pkgbuild for babl from gitlab</text:p>
      <text:p text:style-name="Standard"/>
      <text:p text:style-name="Standard">GitHub Copilot: Sure, here is a `PKGBUILD` for the `babl` repository from GitLab. You can adjust the values according to the specific details of the repository.</text:p>
      <text:p text:style-name="Standard"/>
      <text:p text:style-name="Standard">```sh</text:p>
      <text:p text:style-name="Standard"># Maintainer: Your Name &lt;your.email@example.com&gt;</text:p>
      <text:p text:style-name="Standard">pkgname=babl</text:p>
      <text:p text:style-name="Standard">pkgver=0.1.106</text:p>
      <text:p text:style-name="Standard">pkgrel=1</text:p>
      <text:p text:style-name="Standard">pkgdesc="Dynamic, any to any, pixel format conversion library."</text:p>
      <text:p text:style-name="Standard">arch=('x86_64')</text:p>
      <text:p text:style-name="Standard">url="https://gitlab.gnome.org/GNOME/babl"</text:p>
      <text:p text:style-name="Standard">license=('LGPL')</text:p>
      <text:p text:style-name="Standard">depends=('glib2')</text:p>
      <text:p text:style-name="Standard">makedepends=('meson' 'ninja' 'git')</text:p>
      <text:p text:style-name="Standard">source=("git+https://gitlab.gnome.org/GNOME/babl.git#tag=BabL_${pkgver//./_}")</text:p>
      <text:p text:style-name="Standard">sha256sums=('SKIP')</text:p>
      <text:p text:style-name="Standard"/>
      <text:p text:style-name="Standard">pkgver() {</text:p>
      <text:p text:style-name="Standard"><text:s text:c="2"/>cd "$srcdir/$pkgname"</text:p>
      <text:p text:style-name="Standard"><text:s text:c="2"/>printf "%s.r%s.g%s" "$(git describe --tags | sed 's/^BabL_//;s/_/./g;s/-/./g')" "$(git rev-list --count HEAD)" "$(git rev-parse --short HEAD)"</text:p>
      <text:p text:style-name="Standard">}</text:p>
      <text:p text:style-name="Standard"/>
      <text:p text:style-name="Standard">build() {</text:p>
      <text:p text:style-name="Standard"><text:s text:c="2"/>cd "$srcdir/$pkgname"</text:p>
      <text:p text:style-name="Standard"><text:s text:c="2"/>meson build --prefix=/usr</text:p>
      <text:p text:style-name="Standard"><text:s text:c="2"/>ninja -C build</text:p>
      <text:p text:style-name="Standard">}</text:p>
      <text:p text:style-name="Standard"/>
      <text:p text:style-name="Standard">package() {</text:p>
      <text:p text:style-name="Standard"><text:s text:c="2"/>cd "$srcdir/$pkgname"</text:p>
      <text:p text:style-name="Standard"><text:s text:c="2"/>DESTDIR="$pkgdir" ninja -C build install</text:p>
      <text:p text:style-name="Standard">}</text:p>
      <text:p text:style-name="Standard"/>
      <text:p text:style-name="Standard"># vim:set ts=2 sw=2 et:</text:p>
      <text:p text:style-name="Standard">```</text:p>
      <text:p text:style-name="Standard"/>
      <text:p text:style-name="Standard">This `PKGBUILD` uses the latest tag `BabL_0_1_106` as an example. You can find the latest tag by listing the tags in the repository:</text:p>
      <text:p text:style-name="Standard"/>
      <text:p text:style-name="Standard">```sh</text:p>
      <text:p text:style-name="Standard">git fetch --tags</text:p>
      <text:p text:style-name="Standard"><text:soft-page-break/>git tag -l</text:p>
      <text:p text:style-name="Standard">```</text:p>
      <text:p text:style-name="Standard"/>
      <text:p text:style-name="Standard">Replace `0.1.106` with the actual latest version if it is different.</text:p>
      <text:p text:style-name="Standard"/>
      <text:p text:style-name="Standard">To build and install the package, run:</text:p>
      <text:p text:style-name="Standard"/>
      <text:p text:style-name="Standard">```sh</text:p>
      <text:p text:style-name="Standard">makepkg -si</text:p>
      <text:p text:style-name="Standard">```</text:p>
      <text:p text:style-name="Standard"/>
      <text:p text:style-name="Standard">This will download the source code from the GitLab repository, build it using `meson` and `ninja`, and install the resulting package.</text:p>
      <text:p text:style-name="Standard"/>
      <text:p text:style-name="Standard">jdb130496: From following messages revise your PKGBUILD:</text:p>
      <text:p text:style-name="Standard"/>
      <text:p text:style-name="Standard">BABL_0_1_90</text:p>
      <text:p text:style-name="Standard">BABL_0_1_92</text:p>
      <text:p text:style-name="Standard">BABL_0_1_94</text:p>
      <text:p text:style-name="Standard">BABL_0_1_96</text:p>
      <text:p text:style-name="Standard">BABL_0_1_98</text:p>
      <text:p text:style-name="Standard">babl-0.1.24</text:p>
      <text:p text:style-name="Standard">start</text:p>
      <text:p text:style-name="Standard">[admin@archlinux-nvme babl]$ cd ..</text:p>
      <text:p text:style-name="Standard">[admin@archlinux-nvme Downloads]$ vim PKGBUILD</text:p>
      <text:p text:style-name="Standard">[admin@archlinux-nvme Downloads]$ makepkg -si</text:p>
      <text:p text:style-name="Standard">==&gt; Making package: babl 0.1.98-1 (Saturday 28 December 2024 10:04:36 PM)</text:p>
      <text:p text:style-name="Standard">==&gt; Checking runtime dependencies...</text:p>
      <text:p text:style-name="Standard">==&gt; Checking buildtime dependencies...</text:p>
      <text:p text:style-name="Standard">==&gt; Retrieving sources...</text:p>
      <text:p text:style-name="Standard"><text:s text:c="2"/>-&gt; Updating babl git repo...</text:p>
      <text:p text:style-name="Standard">==&gt; Validating source files with sha256sums...</text:p>
      <text:p text:style-name="Standard"><text:s text:c="4"/>babl ... Skipped</text:p>
      <text:p text:style-name="Standard">==&gt; Extracting sources...</text:p>
      <text:p text:style-name="Standard"><text:s text:c="2"/>-&gt; Creating working copy of babl git repo...</text:p>
      <text:p text:style-name="Standard">fatal: invalid reference: BabL_0_1_98</text:p>
      <text:p text:style-name="Standard">==&gt; ERROR: Failure while creating working copy of babl git repo</text:p>
      <text:p text:style-name="Standard"><text:s text:c="4"/>Aborting...</text:p>
      <text:p text:style-name="Standard">[admin@archlinux-nvme Downloads]$ cd babl</text:p>
      <text:p text:style-name="Standard">[admin@archlinux-nvme babl]$ git log -1</text:p>
      <text:p text:style-name="Standard">commit 824109f808ed6c191a953706ff35ef0566bfeb2a (HEAD -&gt; master)</text:p>
      <text:p text:style-name="Standard">Author: Øyvind Kolås &lt;pippin@gimp.org&gt;</text:p>
      <text:p text:style-name="Standard">Date: <text:s text:c="2"/>Sun Oct 27 18:48:00 2024 +0100</text:p>
      <text:p text:style-name="Standard"/>
      <text:p text:style-name="Standard"><text:s text:c="4"/>NEWS: fix release date of 0.1.110</text:p>
      <text:p text:style-name="Standard"/>
      <text:p text:style-name="Standard">GitHub Copilot: It looks like the latest commit message indicates a version `0.1.110`. However, the tags you listed do not include this version. To use the latest tag `BABL_0_1_98`, we need to ensure the tag format is correct.</text:p>
      <text:p text:style-name="Standard"/>
      <text:p text:style-name="Standard">Here is the revised `PKGBUILD`:</text:p>
      <text:p text:style-name="Standard"/>
      <text:p text:style-name="Standard"><text:soft-page-break/>```sh</text:p>
      <text:p text:style-name="Standard"># Maintainer: Your Name &lt;your.email@example.com&gt;</text:p>
      <text:p text:style-name="Standard">pkgname=babl</text:p>
      <text:p text:style-name="Standard">pkgver=0.1.98</text:p>
      <text:p text:style-name="Standard">pkgrel=1</text:p>
      <text:p text:style-name="Standard">pkgdesc="Dynamic, any to any, pixel format conversion library."</text:p>
      <text:p text:style-name="Standard">arch=('x86_64')</text:p>
      <text:p text:style-name="Standard">url="https://gitlab.gnome.org/GNOME/babl"</text:p>
      <text:p text:style-name="Standard">license=('LGPL')</text:p>
      <text:p text:style-name="Standard">depends=('glib2')</text:p>
      <text:p text:style-name="Standard">makedepends=('meson' 'ninja' 'git')</text:p>
      <text:p text:style-name="Standard">source=("git+https://gitlab.gnome.org/GNOME/babl.git#tag=BABL_${pkgver//./_}")</text:p>
      <text:p text:style-name="Standard">sha256sums=('SKIP')</text:p>
      <text:p text:style-name="Standard"/>
      <text:p text:style-name="Standard">pkgver() {</text:p>
      <text:p text:style-name="Standard"><text:s text:c="2"/>cd "$srcdir/$pkgname"</text:p>
      <text:p text:style-name="Standard"><text:s text:c="2"/>printf "%s.r%s.g%s" "$(git describe --tags | sed 's/^BABL_//;s/_/./g;s/-/./g')" "$(git rev-list --count HEAD)" "$(git rev-parse --short HEAD)"</text:p>
      <text:p text:style-name="Standard">}</text:p>
      <text:p text:style-name="Standard"/>
      <text:p text:style-name="Standard">build() {</text:p>
      <text:p text:style-name="Standard"><text:s text:c="2"/>cd "$srcdir/$pkgname"</text:p>
      <text:p text:style-name="Standard"><text:s text:c="2"/>meson build --prefix=/usr</text:p>
      <text:p text:style-name="Standard"><text:s text:c="2"/>ninja -C build</text:p>
      <text:p text:style-name="Standard">}</text:p>
      <text:p text:style-name="Standard"/>
      <text:p text:style-name="Standard">package() {</text:p>
      <text:p text:style-name="Standard"><text:s text:c="2"/>cd "$srcdir/$pkgname"</text:p>
      <text:p text:style-name="Standard"><text:s text:c="2"/>DESTDIR="$pkgdir" ninja -C build install</text:p>
      <text:p text:style-name="Standard">}</text:p>
      <text:p text:style-name="Standard"/>
      <text:p text:style-name="Standard"># vim:set ts=2 sw=2 et:</text:p>
      <text:p text:style-name="Standard">```</text:p>
      <text:p text:style-name="Standard"/>
      <text:p text:style-name="Standard">This `PKGBUILD` uses the latest tag `BABL_0_1_98`. The `source` line is updated to use the correct tag format.</text:p>
      <text:p text:style-name="Standard"/>
      <text:p text:style-name="Standard">To build and install the package, run:</text:p>
      <text:p text:style-name="Standard"/>
      <text:p text:style-name="Standard">```sh</text:p>
      <text:p text:style-name="Standard">makepkg -si</text:p>
      <text:p text:style-name="Standard">```</text:p>
      <text:p text:style-name="Standard"/>
      <text:p text:style-name="Standard">This will download the source code from the GitLab repository, build it using `meson` and `ninja`, and install the resulting package.</text:p>
      <text:p text:style-name="Standard"/>
      <text:p text:style-name="Standard">jdb130496: You shoudl not include hyphen Just see prompts above. </text:p>
      <text:p text:style-name="Standard"/>
      <text:p text:style-name="Standard">GitHub Copilot: I understand. Let's correct the `PKGBUILD` to use the latest tag `BABL_0_1_98` without including hyphens.</text:p>
      <text:p text:style-name="Standard"/>
      <text:p text:style-name="Standard">Here is the revised `PKGBUILD`:</text:p>
      <text:p text:style-name="Standard"><text:soft-page-break/></text:p>
      <text:p text:style-name="Standard">```sh</text:p>
      <text:p text:style-name="Standard"># Maintainer: Your Name &lt;your.email@example.com&gt;</text:p>
      <text:p text:style-name="Standard">pkgname=babl</text:p>
      <text:p text:style-name="Standard">pkgver=0.1.98</text:p>
      <text:p text:style-name="Standard">pkgrel=1</text:p>
      <text:p text:style-name="Standard">pkgdesc="Dynamic, any to any, pixel format conversion library."</text:p>
      <text:p text:style-name="Standard">arch=('x86_64')</text:p>
      <text:p text:style-name="Standard">url="https://gitlab.gnome.org/GNOME/babl"</text:p>
      <text:p text:style-name="Standard">license=('LGPL')</text:p>
      <text:p text:style-name="Standard">depends=('glib2')</text:p>
      <text:p text:style-name="Standard">makedepends=('meson' 'ninja' 'git')</text:p>
      <text:p text:style-name="Standard">source=("git+https://gitlab.gnome.org/GNOME/babl.git#tag=BABL_${pkgver//./_}")</text:p>
      <text:p text:style-name="Standard">sha256sums=('SKIP')</text:p>
      <text:p text:style-name="Standard"/>
      <text:p text:style-name="Standard">pkgver() {</text:p>
      <text:p text:style-name="Standard"><text:s text:c="2"/>cd "$srcdir/$pkgname"</text:p>
      <text:p text:style-name="Standard"><text:s text:c="2"/>printf "%s.r%s.g%s" "$(git describe --tags | sed 's/^BABL_//;s/_/./g')" "$(git rev-list --count HEAD)" "$(git rev-parse --short HEAD)"</text:p>
      <text:p text:style-name="Standard">}</text:p>
      <text:p text:style-name="Standard"/>
      <text:p text:style-name="Standard">build() {</text:p>
      <text:p text:style-name="Standard"><text:s text:c="2"/>cd "$srcdir/$pkgname"</text:p>
      <text:p text:style-name="Standard"><text:s text:c="2"/>meson build --prefix=/usr</text:p>
      <text:p text:style-name="Standard"><text:s text:c="2"/>ninja -C build</text:p>
      <text:p text:style-name="Standard">}</text:p>
      <text:p text:style-name="Standard"/>
      <text:p text:style-name="Standard">package() {</text:p>
      <text:p text:style-name="Standard"><text:s text:c="2"/>cd "$srcdir/$pkgname"</text:p>
      <text:p text:style-name="Standard"><text:s text:c="2"/>DESTDIR="$pkgdir" ninja -C build install</text:p>
      <text:p text:style-name="Standard">}</text:p>
      <text:p text:style-name="Standard"/>
      <text:p text:style-name="Standard"># vim:set ts=2 sw=2 et:</text:p>
      <text:p text:style-name="Standard">```</text:p>
      <text:p text:style-name="Standard"/>
      <text:p text:style-name="Standard">This `PKGBUILD` uses the latest tag `BABL_0_1_98` and ensures the version string is correctly formatted without hyphens.</text:p>
      <text:p text:style-name="Standard"/>
      <text:p text:style-name="Standard">To build and install the package, run:</text:p>
      <text:p text:style-name="Standard"/>
      <text:p text:style-name="Standard">```sh</text:p>
      <text:p text:style-name="Standard">makepkg -si</text:p>
      <text:p text:style-name="Standard">```</text:p>
      <text:p text:style-name="Standard"/>
      <text:p text:style-name="Standard">jdb130496: When I build gimp 3.0 RC2 it still sayd gegl version as 0.4.51. Can you search if gegl 0.4.52 is available as deb package? If so how to convert that to archlinux?</text:p>
      <text:p text:style-name="Standard"/>
      <text:p text:style-name="Standard">GitHub Copilot: To check if `gegl` version `0.4.52` is available as a `.deb` package and convert it to an Arch Linux package, you can follow these steps:</text:p>
      <text:p text:style-name="Standard"/>
      <text:p text:style-name="Standard">1. **Search for the `.deb` package**:</text:p>
      <text:p text:style-name="Standard"><text:soft-page-break/><text:s text:c="3"/>- Visit a Debian package repository like [Debian Packages](https://packages.debian.org/) or [Ubuntu Packages](https://packages.ubuntu.com/).</text:p>
      <text:p text:style-name="Standard"><text:s text:c="3"/>- Search for `gegl` and check if version `0.4.52` is available.</text:p>
      <text:p text:style-name="Standard"/>
      <text:p text:style-name="Standard">2. **Download the `.deb` package**:</text:p>
      <text:p text:style-name="Standard"><text:s text:c="3"/>- If the package is available, download the `.deb` file.</text:p>
      <text:p text:style-name="Standard"/>
      <text:p text:style-name="Standard">3. **Convert the `.deb` package to an Arch Linux package**:</text:p>
      <text:p text:style-name="Standard"><text:s text:c="3"/>- Use the `debtap` tool to convert the `.deb` package to an Arch Linux package.</text:p>
      <text:p text:style-name="Standard"/>
      <text:p text:style-name="Standard">Here are the detailed steps:</text:p>
      <text:p text:style-name="Standard"/>
      <text:p text:style-name="Standard">### Step 1: Search for the `.deb` package</text:p>
      <text:p text:style-name="Standard"/>
      <text:p text:style-name="Standard">Visit the Debian or Ubuntu package repository and search for `gegl`. If version `0.4.52` is available, download the `.deb` file.</text:p>
      <text:p text:style-name="Standard"/>
      <text:p text:style-name="Standard">### Step 2: Install `debtap`</text:p>
      <text:p text:style-name="Standard"/>
      <text:p text:style-name="Standard">If you don't have `debtap` installed, you can install it from the AUR (Arch User Repository):</text:p>
      <text:p text:style-name="Standard"/>
      <text:p text:style-name="Standard">```sh</text:p>
      <text:p text:style-name="Standard">yay -S debtap</text:p>
      <text:p text:style-name="Standard">```</text:p>
      <text:p text:style-name="Standard"/>
      <text:p text:style-name="Standard">### Step 3: Convert the `.deb` package</text:p>
      <text:p text:style-name="Standard"/>
      <text:p text:style-name="Standard">1. **Initialize `debtap`** (only needed the first time):</text:p>
      <text:p text:style-name="Standard"/>
      <text:p text:style-name="Standard"><text:s text:c="4"/>```sh</text:p>
      <text:p text:style-name="Standard"><text:s text:c="4"/>sudo debtap -u</text:p>
      <text:p text:style-name="Standard"><text:s text:c="4"/>```</text:p>
      <text:p text:style-name="Standard"/>
      <text:p text:style-name="Standard">2. **Convert the `.deb` package**:</text:p>
      <text:p text:style-name="Standard"/>
      <text:p text:style-name="Standard"><text:s text:c="4"/>```sh</text:p>
      <text:p text:style-name="Standard"><text:s text:c="4"/>debtap /path/to/gegl_0.4.52.deb</text:p>
      <text:p text:style-name="Standard"><text:s text:c="4"/>```</text:p>
      <text:p text:style-name="Standard"/>
      <text:p text:style-name="Standard"><text:s text:c="4"/>Follow the prompts to complete the conversion. This will create a `.pkg.tar.zst` file.</text:p>
      <text:p text:style-name="Standard"/>
      <text:p text:style-name="Standard">3. **Install the converted package**:</text:p>
      <text:p text:style-name="Standard"/>
      <text:p text:style-name="Standard"><text:s text:c="4"/>```sh</text:p>
      <text:p text:style-name="Standard"><text:s text:c="4"/>sudo pacman -U /path/to/gegl-0.4.52-1-x86_64.pkg.tar.zst</text:p>
      <text:p text:style-name="Standard"><text:s text:c="4"/>```</text:p>
      <text:p text:style-name="Standard"/>
      <text:p text:style-name="Standard">Replace `/path/to/gegl_0.4.52.deb` and `/path/to/gegl-0.4.52-1-x86_64.pkg.tar.zst` with the actual paths to the downloaded and converted files.</text:p>
      <text:p text:style-name="Standard"/>
      <text:p text:style-name="Standard">This process will convert the `.deb` package to an Arch Linux package and install it on your system.</text:p>
      <text:p text:style-name="Standard"/>
      <text:p text:style-name="Standard"><text:soft-page-break/>jdb130496: How to access this repository:</text:p>
      <text:p text:style-name="Standard"/>
      <text:p text:style-name="Standard">Arch Linux Extra Testing x86_64</text:p>
      <text:p text:style-name="Standard"/>
      <text:p text:style-name="Standard">GitHub Copilot: To access the `extra-testing` repository in Arch Linux, you need to enable it in your `pacman.conf` file. Here are the steps to do that:</text:p>
      <text:p text:style-name="Standard"/>
      <text:p text:style-name="Standard">1. **Open the `pacman.conf` file**:</text:p>
      <text:p text:style-name="Standard"><text:s text:c="3"/>```sh</text:p>
      <text:p text:style-name="Standard"><text:s text:c="3"/>sudo nano /etc/pacman.conf</text:p>
      <text:p text:style-name="Standard"><text:s text:c="3"/>```</text:p>
      <text:p text:style-name="Standard"/>
      <text:p text:style-name="Standard">2. **Enable the `extra-testing` repository**:</text:p>
      <text:p text:style-name="Standard"><text:s text:c="3"/>Find the section for `[extra-testing]` and uncomment it along with the `Include` line below it. If the section does not exist, you can add it manually. It should look like this:</text:p>
      <text:p text:style-name="Standard"/>
      <text:p text:style-name="Standard"><text:s text:c="3"/>```ini</text:p>
      <text:p text:style-name="Standard"><text:s text:c="3"/>[extra-testing]</text:p>
      <text:p text:style-name="Standard"><text:s text:c="3"/>Include = /etc/pacman.d/mirrorlist</text:p>
      <text:p text:style-name="Standard"><text:s text:c="3"/>```</text:p>
      <text:p text:style-name="Standard"/>
      <text:p text:style-name="Standard">3. **Save and close the file**:</text:p>
      <text:p text:style-name="Standard"><text:s text:c="3"/>Press `Ctrl+O` to save the file and `Ctrl+X` to exit the editor.</text:p>
      <text:p text:style-name="Standard"/>
      <text:p text:style-name="Standard">4. **Update the package database**:</text:p>
      <text:p text:style-name="Standard"><text:s text:c="3"/>```sh</text:p>
      <text:p text:style-name="Standard"><text:s text:c="3"/>sudo pacman -Syu</text:p>
      <text:p text:style-name="Standard"><text:s text:c="3"/>```</text:p>
      <text:p text:style-name="Standard"/>
      <text:p text:style-name="Standard">This will update your package database and include packages from the `extra-testing` repository. You can now install packages from this repository using `pacman`.</text:p>
      <text:p text:style-name="Standard"/>
      <text:p text:style-name="Standard">For example, to install `gegl` from the `extra-testing` repository, you can use:</text:p>
      <text:p text:style-name="Standard"/>
      <text:p text:style-name="Standard">```sh</text:p>
      <text:p text:style-name="Standard">sudo pacman -S gegl</text:p>
      <text:p text:style-name="Standard">```</text:p>
      <text:p text:style-name="Standard"/>
      <text:p text:style-name="Standard">This will install the latest version of `gegl` available in the `extra-testing` repository.</text:p>
      <text:p text:style-name="Standard"/>
      <text:p text:style-name="Standard">jdb130496: Can I install packages in arch avoiding tariling characters after the real version:</text:p>
      <text:p text:style-name="Standard"/>
      <text:p text:style-name="Standard">gegl-0.4.52.1.g0d14ff6da.r10919.g0d14ff6da-1 <text:s/>gegl-debug-0.4.52.1.g0d14ff6da.r10919.g0d14ff6da-1</text:p>
      <text:p text:style-name="Standard"/>
      <text:p text:style-name="Standard">to be installed as gegl-0.4.52?</text:p>
      <text:p text:style-name="Standard"/>
      <text:p text:style-name="Standard">GitHub Copilot: To install packages in Arch Linux while avoiding trailing characters after the real version, you can manually edit the `PKGBUILD` file to set the `pkgver` to the desired version format. Here’s how you can do it:</text:p>
      <text:p text:style-name="Standard"/>
      <text:p text:style-name="Standard">1. **Edit the `PKGBUILD` file**:</text:p>
      <text:p text:style-name="Standard"><text:soft-page-break/><text:s text:c="3"/>Open the `PKGBUILD` file for the package you want to install and manually set the `pkgver` to the desired version format.</text:p>
      <text:p text:style-name="Standard"/>
      <text:p text:style-name="Standard">2. **Modify the `pkgver()` function**:</text:p>
      <text:p text:style-name="Standard"><text:s text:c="3"/>Ensure the `pkgver()` function generates the version string in the desired format.</text:p>
      <text:p text:style-name="Standard"/>
      <text:p text:style-name="Standard">Here is an example of how you can modify the `PKGBUILD` for `gegl`:</text:p>
      <text:p text:style-name="Standard"/>
      <text:p text:style-name="Standard">```sh</text:p>
      <text:p text:style-name="Standard"># Maintainer: Your Name &lt;your.email@example.com&gt;</text:p>
      <text:p text:style-name="Standard">pkgname=gegl</text:p>
      <text:p text:style-name="Standard">pkgver=0.4.52</text:p>
      <text:p text:style-name="Standard">pkgrel=1</text:p>
      <text:p text:style-name="Standard">pkgdesc="GEGL (Generic Graphics Library) is a graph based image processing framework."</text:p>
      <text:p text:style-name="Standard">arch=('x86_64')</text:p>
      <text:p text:style-name="Standard">url="https://gitlab.gnome.org/GNOME/gegl"</text:p>
      <text:p text:style-name="Standard">license=('LGPL')</text:p>
      <text:p text:style-name="Standard">depends=('babl' 'glib2' 'json-glib' 'libjpeg-turbo' 'libpng' 'libspiro' 'libtiff' 'libwebp' 'openexr' 'pango' 'sdl2' 'ffmpeg' 'librsvg' 'libraw' 'libavif' 'libheif')</text:p>
      <text:p text:style-name="Standard">makedepends=('meson' 'ninja' 'git')</text:p>
      <text:p text:style-name="Standard">source=("git+https://gitlab.gnome.org/GNOME/gegl.git#commit=0d14ff6dafca504c52f20271879e89e778fd13f8")</text:p>
      <text:p text:style-name="Standard">sha256sums=('SKIP')</text:p>
      <text:p text:style-name="Standard"/>
      <text:p text:style-name="Standard">pkgver() {</text:p>
      <text:p text:style-name="Standard"><text:s text:c="2"/>echo "0.4.52"</text:p>
      <text:p text:style-name="Standard">}</text:p>
      <text:p text:style-name="Standard"/>
      <text:p text:style-name="Standard">build() {</text:p>
      <text:p text:style-name="Standard"><text:s text:c="2"/>cd "$srcdir/$pkgname"</text:p>
      <text:p text:style-name="Standard"><text:s text:c="2"/>meson build --prefix=/usr</text:p>
      <text:p text:style-name="Standard"><text:s text:c="2"/>ninja -C build</text:p>
      <text:p text:style-name="Standard">}</text:p>
      <text:p text:style-name="Standard"/>
      <text:p text:style-name="Standard">package() {</text:p>
      <text:p text:style-name="Standard"><text:s text:c="2"/>cd "$srcdir/$pkgname"</text:p>
      <text:p text:style-name="Standard"><text:s text:c="2"/>DESTDIR="$pkgdir" ninja -C build install</text:p>
      <text:p text:style-name="Standard">}</text:p>
      <text:p text:style-name="Standard"/>
      <text:p text:style-name="Standard"># vim:set ts=2 sw=2 et:</text:p>
      <text:p text:style-name="Standard">```</text:p>
      <text:p text:style-name="Standard"/>
      <text:p text:style-name="Standard">In this example, the `pkgver()` function is overridden to always return `0.4.52`, ensuring the package version does not include any trailing characters.</text:p>
      <text:p text:style-name="Standard"/>
      <text:p text:style-name="Standard">3. **Build and install the package**:</text:p>
      <text:p text:style-name="Standard"><text:s text:c="3"/>Run the following command to build and install the package:</text:p>
      <text:p text:style-name="Standard"/>
      <text:p text:style-name="Standard">```sh</text:p>
      <text:p text:style-name="Standard">makepkg -si</text:p>
      <text:p text:style-name="Standard">```</text:p>
      <text:p text:style-name="Standard"/>
      <text:p text:style-name="Standard"><text:soft-page-break/>This will build the package with the version `0.4.52` and install it without any trailing characters in the version string.</text:p>
      <text:p text:style-name="Standard"/>
      <text:p text:style-name="Standard">jdb130496: I accidentally messed up my tool pallets sizes and positions in gimp on Linux. How to reset evrything to defaults?</text:p>
      <text:p text:style-name="Standard"/>
      <text:p text:style-name="Standard">GitHub Copilot: To reset the tool palettes and other settings in GIMP to their default state, you can delete or rename the GIMP configuration folder. This folder is located in your home directory and is named `.config/GIMP` or `.gimp-2.10` (depending on the version of GIMP you are using).</text:p>
      <text:p text:style-name="Standard"/>
      <text:p text:style-name="Standard">Here are the steps to reset GIMP settings:</text:p>
      <text:p text:style-name="Standard"/>
      <text:p text:style-name="Standard">1. **Close GIMP**:</text:p>
      <text:p text:style-name="Standard"><text:s text:c="3"/>Make sure GIMP is not running before you proceed.</text:p>
      <text:p text:style-name="Standard"/>
      <text:p text:style-name="Standard">2. **Open a terminal**:</text:p>
      <text:p text:style-name="Standard"><text:s text:c="3"/>Press `Ctrl+Alt+T` to open a terminal.</text:p>
      <text:p text:style-name="Standard"/>
      <text:p text:style-name="Standard">3. **Rename or delete the configuration folder**:</text:p>
      <text:p text:style-name="Standard"><text:s text:c="3"/>You can either rename the folder (to keep a backup) or delete it. Renaming is safer as it allows you to restore the settings if needed.</text:p>
      <text:p text:style-name="Standard"/>
      <text:p text:style-name="Standard"><text:s text:c="3"/>To rename the folder:</text:p>
      <text:p text:style-name="Standard"><text:s text:c="3"/>```sh</text:p>
      <text:p text:style-name="Standard"><text:s text:c="3"/>mv ~/.config/GIMP ~/.config/GIMP_backup</text:p>
      <text:p text:style-name="Standard"><text:s text:c="3"/>```</text:p>
      <text:p text:style-name="Standard"/>
      <text:p text:style-name="Standard"><text:s text:c="3"/>Or, if you are using an older version of GIMP:</text:p>
      <text:p text:style-name="Standard"><text:s text:c="3"/>```sh</text:p>
      <text:p text:style-name="Standard"><text:s text:c="3"/>mv ~/.gimp-2.10 ~/.gimp-2.10_backup</text:p>
      <text:p text:style-name="Standard"><text:s text:c="3"/>```</text:p>
      <text:p text:style-name="Standard"/>
      <text:p text:style-name="Standard"><text:s text:c="3"/>To delete the folder:</text:p>
      <text:p text:style-name="Standard"><text:s text:c="3"/>```sh</text:p>
      <text:p text:style-name="Standard"><text:s text:c="3"/>rm -rf ~/.config/GIMP</text:p>
      <text:p text:style-name="Standard"><text:s text:c="3"/>```</text:p>
      <text:p text:style-name="Standard"/>
      <text:p text:style-name="Standard"><text:s text:c="3"/>Or, if you are using an older version of GIMP:</text:p>
      <text:p text:style-name="Standard"><text:s text:c="3"/>```sh</text:p>
      <text:p text:style-name="Standard"><text:s text:c="3"/>rm -rf ~/.gimp-2.10</text:p>
      <text:p text:style-name="Standard"><text:s text:c="3"/>```</text:p>
      <text:p text:style-name="Standard"/>
      <text:p text:style-name="Standard">4. **Restart GIMP**:</text:p>
      <text:p text:style-name="Standard"><text:s text:c="3"/>Open GIMP again. It will create a new configuration folder with default settings.</text:p>
      <text:p text:style-name="Standard"/>
      <text:p text:style-name="Standard">This will reset all your GIMP settings, including tool palettes, to their default state. If you renamed the folder, you can restore your previous settings by renaming the folder back to its original name.</text:p>
      <text:p text:style-name="Standard"/>
      <text:p text:style-name="Standard">jdb130496: How to move rofi dmenu from one screen to another? dragging using mouse does not seem to do anything.</text:p>
      <text:p text:style-name="Standard"/>
      <text:p text:style-name="Standard"><text:soft-page-break/>GitHub Copilot: To move `rofi` (or `dmenu`) to a different screen, you need to specify the screen or monitor where you want it to appear. This can be done by setting the appropriate environment variables or using `rofi`'s configuration options.</text:p>
      <text:p text:style-name="Standard"/>
      <text:p text:style-name="Standard">Here are a few methods to achieve this:</text:p>
      <text:p text:style-name="Standard"/>
      <text:p text:style-name="Standard">### Method 1: Using `xrandr` to specify the monitor</text:p>
      <text:p text:style-name="Standard"/>
      <text:p text:style-name="Standard">You can use `xrandr` to get the list of connected monitors and their names, then set the `ROFI_MONITOR` environment variable to specify the monitor where `rofi` should appear.</text:p>
      <text:p text:style-name="Standard"/>
      <text:p text:style-name="Standard">1. **List connected monitors**:</text:p>
      <text:p text:style-name="Standard"><text:s text:c="3"/>```sh</text:p>
      <text:p text:style-name="Standard"><text:s text:c="3"/>xrandr --listmonitors</text:p>
      <text:p text:style-name="Standard"><text:s text:c="3"/>```</text:p>
      <text:p text:style-name="Standard"/>
      <text:p text:style-name="Standard"><text:s text:c="3"/>This will output something like:</text:p>
      <text:p text:style-name="Standard"><text:s text:c="3"/>```</text:p>
      <text:p text:style-name="Standard"><text:s text:c="3"/>Monitors: 2</text:p>
      <text:p text:style-name="Standard"><text:s text:c="4"/>0: +HDMI-1 1920/510x1080/290+0+0 <text:s/>HDMI-1</text:p>
      <text:p text:style-name="Standard"><text:s text:c="4"/>1: +DP-1 1920/510x1080/290+1920+0 <text:s/>DP-1</text:p>
      <text:p text:style-name="Standard"><text:s text:c="3"/>```</text:p>
      <text:p text:style-name="Standard"/>
      <text:p text:style-name="Standard">2. **Set the `ROFI_MONITOR` environment variable**:</text:p>
      <text:p text:style-name="Standard"><text:s text:c="3"/>Choose the monitor number (e.g., `0` for `HDMI-1` or `1` for `DP-1`) and set the environment variable before running `rofi`:</text:p>
      <text:p text:style-name="Standard"/>
      <text:p text:style-name="Standard"><text:s text:c="3"/>```sh</text:p>
      <text:p text:style-name="Standard"><text:s text:c="3"/>ROFI_MONITOR=1 rofi -show drun</text:p>
      <text:p text:style-name="Standard"><text:s text:c="3"/>```</text:p>
      <text:p text:style-name="Standard"/>
      <text:p text:style-name="Standard">### Method 2: Using `rofi` configuration</text:p>
      <text:p text:style-name="Standard"/>
      <text:p text:style-name="Standard">You can also configure `rofi` to always appear on a specific monitor by editing its configuration file.</text:p>
      <text:p text:style-name="Standard"/>
      <text:p text:style-name="Standard">1. **Edit the `rofi` configuration file**:</text:p>
      <text:p text:style-name="Standard"><text:s text:c="3"/>Open the `rofi` configuration file, usually located at `~/.config/rofi/config.rasi` or `~/.config/rofi/config`.</text:p>
      <text:p text:style-name="Standard"/>
      <text:p text:style-name="Standard"><text:s text:c="3"/>```sh</text:p>
      <text:p text:style-name="Standard"><text:s text:c="3"/>nano ~/.config/rofi/config.rasi</text:p>
      <text:p text:style-name="Standard"><text:s text:c="3"/>```</text:p>
      <text:p text:style-name="Standard"/>
      <text:p text:style-name="Standard">2. **Set the monitor option**:</text:p>
      <text:p text:style-name="Standard"><text:s text:c="3"/>Add or modify the `monitor` option to specify the desired monitor. For example, to set it to the second monitor:</text:p>
      <text:p text:style-name="Standard"/>
      <text:p text:style-name="Standard"><text:s text:c="3"/>```css</text:p>
      <text:p text:style-name="Standard"><text:s text:c="3"/>configuration {</text:p>
      <text:p text:style-name="Standard"><text:s text:c="7"/>monitor: 1;</text:p>
      <text:p text:style-name="Standard"><text:s text:c="3"/>}</text:p>
      <text:p text:style-name="Standard"><text:soft-page-break/><text:s text:c="3"/>```</text:p>
      <text:p text:style-name="Standard"/>
      <text:p text:style-name="Standard">3. **Save and close the file**:</text:p>
      <text:p text:style-name="Standard"><text:s text:c="3"/>Press `Ctrl+O` to save the file and `Ctrl+X` to exit the editor.</text:p>
      <text:p text:style-name="Standard"/>
      <text:p text:style-name="Standard">### Method 3: Using `dmenu` with `xrandr`</text:p>
      <text:p text:style-name="Standard"/>
      <text:p text:style-name="Standard">If you are using `dmenu`, you can use `xrandr` to position it on a specific screen.</text:p>
      <text:p text:style-name="Standard"/>
      <text:p text:style-name="Standard">1. **Get the screen dimensions and position**:</text:p>
      <text:p text:style-name="Standard"><text:s text:c="3"/>Use `xrandr` to get the dimensions and position of the desired screen.</text:p>
      <text:p text:style-name="Standard"/>
      <text:p text:style-name="Standard"><text:s text:c="3"/>```sh</text:p>
      <text:p text:style-name="Standard"><text:s text:c="3"/>xrandr</text:p>
      <text:p text:style-name="Standard"><text:s text:c="3"/>```</text:p>
      <text:p text:style-name="Standard"/>
      <text:p text:style-name="Standard"><text:s text:c="3"/>This will output something like:</text:p>
      <text:p text:style-name="Standard"><text:s text:c="3"/>```</text:p>
      <text:p text:style-name="Standard"><text:s text:c="3"/>HDMI-1 connected primary 1920x1080+0+0 (normal left inverted right x axis y axis) 510mm x 290mm</text:p>
      <text:p text:style-name="Standard"><text:s text:c="3"/>DP-1 connected 1920x1080+1920+0 (normal left inverted right x axis y axis) 510mm x 290mm</text:p>
      <text:p text:style-name="Standard"><text:s text:c="3"/>```</text:p>
      <text:p text:style-name="Standard"/>
      <text:p text:style-name="Standard">2. **Run `dmenu` with the specified geometry**:</text:p>
      <text:p text:style-name="Standard"><text:s text:c="3"/>Use the `-x`, `-y`, `-w`, and `-h` options to position `dmenu` on the desired screen. For example, to place it on the second screen (`DP-1`):</text:p>
      <text:p text:style-name="Standard"/>
      <text:p text:style-name="Standard"><text:s text:c="3"/>```sh</text:p>
      <text:p text:style-name="Standard"><text:s text:c="3"/>dmenu_run -x 1920 -y 0 -w 1920 -h 1080</text:p>
      <text:p text:style-name="Standard"><text:s text:c="3"/>```</text:p>
      <text:p text:style-name="Standard"/>
      <text:p text:style-name="Standard">By using these methods, you can control the screen or monitor where `rofi` or `dmenu` appears.</text:p>
      <text:p text:style-name="Standard"/>
      <text:p text:style-name="Standard">jdb130496: But sometimes it strangely moves to another screen although II did not do above commands.</text:p>
      <text:p text:style-name="Standard"/>
      <text:p text:style-name="Standard">GitHub Copilot: If `rofi` or `dmenu` is moving to another screen unexpectedly, it might be due to changes in your display configuration or window manager settings. Here are a few steps you can take to troubleshoot and ensure consistent behavior:</text:p>
      <text:p text:style-name="Standard"/>
      <text:p text:style-name="Standard">### 1. Lock `rofi` to a Specific Monitor</text:p>
      <text:p text:style-name="Standard"/>
      <text:p text:style-name="Standard">Ensure that `rofi` is always displayed on a specific monitor by setting the `ROFI_MONITOR` environment variable in your shell configuration file (e.g., `.bashrc`, `.zshrc`).</text:p>
      <text:p text:style-name="Standard"/>
      <text:p text:style-name="Standard">Add the following line to your shell configuration file:</text:p>
      <text:p text:style-name="Standard"/>
      <text:p text:style-name="Standard">```sh</text:p>
      <text:p text:style-name="Standard">export ROFI_MONITOR=1</text:p>
      <text:p text:style-name="Standard">```</text:p>
      <text:p text:style-name="Standard"/>
      <text:p text:style-name="Standard">Replace `1` with the appropriate monitor number based on your `xrandr` output.</text:p>
      <text:p text:style-name="Standard"><text:soft-page-break/></text:p>
      <text:p text:style-name="Standard">### 2. Use a Consistent Display Configuration</text:p>
      <text:p text:style-name="Standard"/>
      <text:p text:style-name="Standard">If you frequently change your display setup (e.g., connecting/disconnecting external monitors), ensure that your display configuration is consistent. You can create a script to set up your displays using `xrandr` and run it when your display configuration changes.</text:p>
      <text:p text:style-name="Standard"/>
      <text:p text:style-name="Standard">Example script (`setup_displays.sh`):</text:p>
      <text:p text:style-name="Standard"/>
      <text:p text:style-name="Standard">```sh</text:p>
      <text:p text:style-name="Standard">#!/bin/bash</text:p>
      <text:p text:style-name="Standard"/>
      <text:p text:style-name="Standard"># Set up displays</text:p>
      <text:p text:style-name="Standard">xrandr --output HDMI-1 --primary --mode 1920x1080 --pos 0x0 --rotate normal</text:p>
      <text:p text:style-name="Standard">xrandr --output DP-1 --mode 1920x1080 --pos 1920x0 --rotate normal</text:p>
      <text:p text:style-name="Standard">```</text:p>
      <text:p text:style-name="Standard"/>
      <text:p text:style-name="Standard">Make the script executable:</text:p>
      <text:p text:style-name="Standard"/>
      <text:p text:style-name="Standard">```sh</text:p>
      <text:p text:style-name="Standard">chmod +x setup_displays.sh</text:p>
      <text:p text:style-name="Standard">```</text:p>
      <text:p text:style-name="Standard"/>
      <text:p text:style-name="Standard">Run the script whenever your display configuration changes:</text:p>
      <text:p text:style-name="Standard"/>
      <text:p text:style-name="Standard">```sh</text:p>
      <text:p text:style-name="Standard">./setup_displays.sh</text:p>
      <text:p text:style-name="Standard">```</text:p>
      <text:p text:style-name="Standard"/>
      <text:p text:style-name="Standard">### 3. Check Window Manager Settings</text:p>
      <text:p text:style-name="Standard"/>
      <text:p text:style-name="Standard">Some window managers or desktop environments might have settings that influence where new windows appear. Check your window manager or desktop environment settings to ensure that new windows (including `rofi` or `dmenu`) are placed on the desired monitor.</text:p>
      <text:p text:style-name="Standard"/>
      <text:p text:style-name="Standard">### 4. Use `rofi` Configuration</text:p>
      <text:p text:style-name="Standard"/>
      <text:p text:style-name="Standard">Ensure that your `rofi` configuration explicitly specifies the monitor. Edit the `rofi` configuration file (`~/.config/rofi/config.rasi` or `~/.config/rofi/config`) to include the monitor setting:</text:p>
      <text:p text:style-name="Standard"/>
      <text:p text:style-name="Standard">```css</text:p>
      <text:p text:style-name="Standard">configuration {</text:p>
      <text:p text:style-name="Standard"><text:s text:c="4"/>monitor: 1;</text:p>
      <text:p text:style-name="Standard">}</text:p>
      <text:p text:style-name="Standard">```</text:p>
      <text:p text:style-name="Standard"/>
      <text:p text:style-name="Standard">Replace `1` with the appropriate monitor number.</text:p>
      <text:p text:style-name="Standard"/>
      <text:p text:style-name="Standard">### 5. Monitor Changes in Display Configuration</text:p>
      <text:p text:style-name="Standard"/>
      <text:p text:style-name="Standard"><text:soft-page-break/>If you suspect that changes in your display configuration are causing the issue, you can monitor these changes using tools like `xrandr` or `autorandr`. `autorandr` can automatically apply predefined display configurations when monitors are connected or disconnected.</text:p>
      <text:p text:style-name="Standard"/>
      <text:p text:style-name="Standard">Install `autorandr`:</text:p>
      <text:p text:style-name="Standard"/>
      <text:p text:style-name="Standard">```sh</text:p>
      <text:p text:style-name="Standard">sudo pacman -S autorandr</text:p>
      <text:p text:style-name="Standard">```</text:p>
      <text:p text:style-name="Standard"/>
      <text:p text:style-name="Standard">Set up profiles for different display configurations:</text:p>
      <text:p text:style-name="Standard"/>
      <text:p text:style-name="Standard">```sh</text:p>
      <text:p text:style-name="Standard">autorandr --save home</text:p>
      <text:p text:style-name="Standard">autorandr --save work</text:p>
      <text:p text:style-name="Standard">```</text:p>
      <text:p text:style-name="Standard"/>
      <text:p text:style-name="Standard">Automatically apply the appropriate profile when the display configuration changes:</text:p>
      <text:p text:style-name="Standard"/>
      <text:p text:style-name="Standard">```sh</text:p>
      <text:p text:style-name="Standard">autorandr --change</text:p>
      <text:p text:style-name="Standard">```</text:p>
      <text:p text:style-name="Standard"/>
      <text:p text:style-name="Standard">By following these steps, you can ensure that `rofi` or `dmenu` consistently appears on the desired monitor and troubleshoot any unexpected behavi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20T06:11:11.012597851</meta:creation-date>
    <dc:date>2025-02-20T06:12:28.555698210</dc:date>
    <meta:editing-duration>PT1M20S</meta:editing-duration>
    <meta:editing-cycles>1</meta:editing-cycles>
    <meta:document-statistic meta:table-count="0" meta:image-count="0" meta:object-count="0" meta:page-count="22" meta:paragraph-count="744" meta:word-count="4367" meta:character-count="31489" meta:non-whitespace-character-count="27421"/>
    <meta:generator>LibreOffice/25.2.0.3$Linux_X86_64 LibreOffice_project/520$Build-3</meta:generator>
  </office:meta>
</office:document-meta>
</file>